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List_20_Paragraph">
      <style:text-properties style:font-name="Arial" fo:font-size="12pt" style:font-size-asian="12pt" style:font-name-complex="Arial1" style:font-size-complex="12pt"/>
    </style:style>
    <style:style style:name="P2" style:family="paragraph" style:parent-style-name="List_20_Paragraph">
      <style:text-properties style:font-name="Arial" fo:font-size="12pt" officeooo:rsid="001f00aa" officeooo:paragraph-rsid="001f00aa" style:font-size-asian="12pt" style:font-name-complex="Arial1" style:font-size-complex="12pt"/>
    </style:style>
    <style:style style:name="P3" style:family="paragraph" style:parent-style-name="List_20_Paragraph">
      <style:text-properties style:font-name="Arial" fo:font-size="12pt" officeooo:rsid="002054c3" officeooo:paragraph-rsid="002054c3" style:font-size-asian="12pt" style:font-name-complex="Arial1" style:font-size-complex="12pt"/>
    </style:style>
    <style:style style:name="P4" style:family="paragraph" style:parent-style-name="List_20_Paragraph">
      <style:text-properties style:font-name="Arial" fo:font-size="12pt" officeooo:rsid="0020cf5e" officeooo:paragraph-rsid="0020cf5e" style:font-size-asian="12pt" style:font-name-complex="Arial1" style:font-size-complex="12pt"/>
    </style:style>
    <style:style style:name="P5" style:family="paragraph" style:parent-style-name="List_20_Paragraph">
      <style:text-properties style:font-name="Arial" fo:font-size="12pt" officeooo:rsid="002565ec" officeooo:paragraph-rsid="002565ec" style:font-size-asian="12pt" style:font-name-complex="Arial1" style:font-size-complex="12pt"/>
    </style:style>
    <style:style style:name="P6" style:family="paragraph" style:parent-style-name="List_20_Paragraph">
      <style:text-properties style:font-name="Arial" fo:font-size="12pt" officeooo:rsid="0025e3a9" officeooo:paragraph-rsid="0025e3a9" style:font-size-asian="12pt" style:font-name-complex="Arial1" style:font-size-complex="12pt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Arial" fo:font-size="12pt" style:font-size-asian="12pt" style:font-name-complex="Arial1" style:font-size-complex="12pt"/>
    </style:style>
    <style:style style:name="P8" style:family="paragraph" style:parent-style-name="List_20_Paragraph" style:master-page-name="Standard">
      <style:paragraph-properties fo:margin-left="0cm" fo:margin-right="0cm" fo:text-indent="0cm" style:auto-text-indent="false" style:page-number="auto"/>
      <style:text-properties style:font-name="Arial" fo:font-size="12pt" style:font-size-asian="12pt" style:font-name-complex="Arial1" style:font-size-complex="12pt"/>
    </style:style>
    <style:style style:name="P9" style:family="paragraph" style:parent-style-name="List_20_Paragraph" style:list-style-name="WWNum2">
      <style:text-properties style:font-name="Arial" fo:font-size="12pt" style:font-size-asian="12pt" style:font-name-complex="Arial1" style:font-size-complex="12pt"/>
    </style:style>
    <style:style style:name="P10" style:family="paragraph" style:parent-style-name="List_20_Paragraph" style:list-style-name="WWNum3">
      <style:text-properties style:font-name="Arial" fo:font-size="12pt" style:font-size-asian="12pt" style:font-name-complex="Arial1" style:font-size-complex="12pt"/>
    </style:style>
    <style:style style:name="P11" style:family="paragraph" style:parent-style-name="List_20_Paragraph" style:list-style-name="WWNum3">
      <style:text-properties style:font-name="Arial" fo:font-size="12pt" officeooo:rsid="001c1b64" officeooo:paragraph-rsid="001e10c5" style:font-size-asian="12pt" style:font-name-complex="Arial1" style:font-size-complex="12pt"/>
    </style:style>
    <style:style style:name="P12" style:family="paragraph" style:parent-style-name="List_20_Paragraph">
      <style:text-properties style:font-name="Arial" fo:font-size="12pt" officeooo:rsid="001f00aa" officeooo:paragraph-rsid="001f00aa" style:font-size-asian="12pt" style:font-name-complex="Arial1" style:font-size-complex="12pt"/>
    </style:style>
    <style:style style:name="P13" style:family="paragraph" style:parent-style-name="List_20_Paragraph">
      <style:text-properties style:font-name="Arial" fo:font-size="12pt" officeooo:rsid="002054c3" officeooo:paragraph-rsid="001f00aa" style:font-size-asian="12pt" style:font-name-complex="Arial1" style:font-size-complex="12pt"/>
    </style:style>
    <style:style style:name="P14" style:family="paragraph" style:parent-style-name="List_20_Paragraph" style:list-style-name="WWNum3">
      <style:text-properties officeooo:rsid="0017ef2f" officeooo:paragraph-rsid="0017ef2f"/>
    </style:style>
    <style:style style:name="P15" style:family="paragraph" style:parent-style-name="List_20_Paragraph">
      <style:text-properties officeooo:paragraph-rsid="0029bd2e"/>
    </style:style>
    <style:style style:name="P16" style:family="paragraph" style:parent-style-name="List_20_Paragraph">
      <style:text-properties officeooo:paragraph-rsid="001f00aa"/>
    </style:style>
    <style:style style:name="T1" style:family="text">
      <style:text-properties officeooo:rsid="001a4b44"/>
    </style:style>
    <style:style style:name="T2" style:family="text">
      <style:text-properties officeooo:rsid="001b06a4"/>
    </style:style>
    <style:style style:name="T3" style:family="text">
      <style:text-properties officeooo:rsid="0020cf5e"/>
    </style:style>
    <style:style style:name="T4" style:family="text">
      <style:text-properties officeooo:rsid="0028580c"/>
    </style:style>
    <style:style style:name="T5" style:family="text">
      <style:text-properties officeooo:rsid="0029bd2e"/>
    </style:style>
    <style:style style:name="T6" style:family="text">
      <style:text-properties style:font-name="Arial" fo:font-size="12pt" officeooo:rsid="0029bd2e" style:font-size-asian="12pt" style:font-name-complex="Arial1" style:font-size-complex="12pt"/>
    </style:style>
    <style:style style:name="T7" style:family="text">
      <style:text-properties style:font-name="Arial" fo:font-size="12pt" officeooo:rsid="001f00aa" style:font-size-asian="12pt" style:font-name-complex="Arial1" style:font-size-complex="12pt"/>
    </style:style>
    <style:style style:name="T8" style:family="text">
      <style:text-properties style:font-name="Arial" fo:font-size="12pt" officeooo:rsid="002a9196" style:font-size-asian="12pt" style:font-name-complex="Arial1" style:font-size-complex="12pt"/>
    </style:style>
    <style:style style:name="T9" style:family="text">
      <style:text-properties officeooo:rsid="002a9196"/>
    </style:style>
    <style:style style:name="T10" style:family="text">
      <style:text-properties officeooo:rsid="002ae6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udas Miguel Ángel:</text:p>
      <text:p text:style-name="P7"/>
      <text:list xml:id="list3984721489383338360" text:style-name="WWNum2">
        <text:list-item>
          <text:p text:style-name="P9">¿Mi trabajo se basa ya en el uso exclusivo de la cámara PTZ con el lidar?</text:p>
        </text:list-item>
      </text:list>
      <text:p text:style-name="P7"><text:s/></text:p>
      <text:list xml:id="list125943555121666" text:continue-numbering="true" text:style-name="WWNum2">
        <text:list-item>
          <text:p text:style-name="P9">Disponibilidad que tiene en verano</text:p>
        </text:list-item>
      </text:list>
      <text:p text:style-name="P1"/>
      <text:list xml:id="list125944604739804" text:continue-numbering="true" text:style-name="WWNum2">
        <text:list-item>
          <text:p text:style-name="P9">¿Cómo enfoco el trabajo?</text:p>
        </text:list-item>
      </text:list>
      <text:p text:style-name="P7"/>
      <text:p text:style-name="P7">Dudas Pedro:</text:p>
      <text:p text:style-name="P7"/>
      <text:list xml:id="list249462543262000226" text:style-name="WWNum3">
        <text:list-item>
          <text:p text:style-name="P10">Me da error al compilar los archivos del proyecto (<text:span text:style-name="T1">parte </text:span>catkin_make)</text:p>
          <text:p text:style-name="P10"/>
        </text:list-item>
        <text:list-item>
          <text:p text:style-name="P14">No me deja editar la carpeta de los códigos</text:p>
        </text:list-item>
      </text:list>
      <text:p text:style-name="P1"/>
      <text:list xml:id="list125943940684889" text:continue-numbering="true" text:style-name="WWNum3">
        <text:list-item>
          <text:p text:style-name="P10">Durante los experimentos, ¿el robot se mueve o simplemente se enfrenta manualmente a la pared donde están los códigos <text:span text:style-name="T2">de barras</text:span> y simplemente se ejecutan los códigos correspondientes al procesamiento de la imagen y el control de la cámara? <text:span text:style-name="T3">Solo la parte del procesamiento y el control de la cámara</text:span></text:p>
        </text:list-item>
      </text:list>
      <text:p text:style-name="P1"/>
      <text:list xml:id="list125943567245645" text:continue-numbering="true" text:style-name="WWNum3">
        <text:list-item>
          <text:p text:style-name="P10">Hay muchos códigos y archivos, tener un idea de qué hace cada cosa o, si no hace falta que el robot se mueva, al menos saber acerca de los archivos correspondientes a la parte de procesar la imagen y controlar la cámara.</text:p>
        </text:list-item>
      </text:list>
      <text:p text:style-name="P1"/>
      <text:list xml:id="list125943847922459" text:continue-numbering="true" text:style-name="WWNum3">
        <text:list-item>
          <text:p text:style-name="P10">¿Cómo se pasa de tener el código de barras localizado a obtener el código numérico del mismo? <text:span text:style-name="T3">El nodo zbar decodifica EAN-13.</text:span></text:p>
          <text:p text:style-name="P10"/>
        </text:list-item>
        <text:list-item>
          <text:p text:style-name="P11">Probar a ejecutar algún launch para ver que funciona.</text:p>
        </text:list-item>
      </text:list>
      <text:p text:style-name="P1"/>
      <text:list xml:id="list125945270772574" text:continue-numbering="true" text:style-name="WWNum3">
        <text:list-item>
          <text:p text:style-name="P10">¿Cómo se pone a funcionar todo el sistema real?: cargar programas en el Intel NUC, conectar todos los componentes, abrir la cámara durante el experimento para ver si el “pan”, “tilt” y zoom son los correctos para enfocar el código de barras.</text:p>
          <text:p text:style-name="P10"/>
        </text:list-item>
      </text:list>
      <text:p text:style-name="P5"/>
      <text:p text:style-name="P2">Borrar vision/kinectv2 : <text:span text:style-name="T5">hecho</text:span></text:p>
      <text:p text:style-name="P2"/>
      <text:p text:style-name="P16"><text:span text:style-name="T7">“catkin_make -- pkg programa_central” </text:span><text:span text:style-name="T8">antes que “</text:span>catkin_make --pkg localizacion_estanterias” <text:span text:style-name="T9">y</text:span> “catkin_make --pkg localizacion_productos”</text:p>
      <text:p text:style-name="P16"/>
      <text:p text:style-name="P15"><text:span text:style-name="T6">Error al compilar “</text:span>catkin_make --pkg bateria” <text:span text:style-name="T10">y</text:span> “catkin_make --pkg rviz_plugin_tutorials”</text:p>
      <text:p text:style-name="P2"/>
      <text:p text:style-name="P13"/>
      <text:p text:style-name="P3">Bar code scan: procesamiento imagen</text:p>
      <text:p text:style-name="P2"><text:soft-page-break/><text:a xlink:type="simple" xlink:href="https://github.com/RobotnikAutomation/axis_camera">https://github.com/RobotnikAutomation/axis_camera</text:a></text:p>
      <text:p text:style-name="P2"/>
      <text:p text:style-name="P4">Quitar lanzadores kineck pxpincher</text:p>
      <text:p text:style-name="P4"/>
      <text:p text:style-name="P6">Anotarme avances de lo que voy consiguiendo <text:span text:style-name="T4">para luego redactarlo más fácilmente en el TF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DE DIOS HERRERA HURTADO</meta:initial-creator>
    <meta:editing-cycles>27</meta:editing-cycles>
    <meta:creation-date>2022-07-11T09:53:00</meta:creation-date>
    <dc:date>2022-07-31T12:59:43.185222208</dc:date>
    <meta:editing-duration>PT1H23M29S</meta:editing-duration>
    <meta:generator>LibreOffice/4.2.8.2$Linux_X86_64 LibreOffice_project/420m0$Build-2</meta:generator>
    <meta:document-statistic meta:table-count="0" meta:image-count="0" meta:object-count="0" meta:page-count="2" meta:paragraph-count="23" meta:word-count="284" meta:character-count="1689" meta:non-whitespace-character-count="14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